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39b4" officeooo:paragraph-rsid="000d39b4"/>
    </style:style>
    <style:style style:name="P2" style:family="paragraph" style:parent-style-name="Standard">
      <style:text-properties officeooo:rsid="000dedbe" officeooo:paragraph-rsid="000dedbe"/>
    </style:style>
    <style:style style:name="P3" style:family="paragraph" style:parent-style-name="Standard">
      <style:text-properties officeooo:rsid="00114181" officeooo:paragraph-rsid="00114181"/>
    </style:style>
    <style:style style:name="T1" style:family="text">
      <style:text-properties officeooo:rsid="001141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mple Measurement</text:p>
      <text:p text:style-name="P1">The watts fluctuate when first power on, but it reach a steady state at around 4.7w</text:p>
      <text:p text:style-name="P1"/>
      <text:p text:style-name="P2">Network Activity</text:p>
      <text:p text:style-name="P2">Use Wireshark to capture the network activity on external ethernet on the lab machine. Record the number of events in a minute: <text:span text:style-name="T1">127</text:span>events/<text:span text:style-name="T1">sec</text:span></text:p>
      <text:p text:style-name="P2"/>
      <text:p text:style-name="P3">When the pi is sending the power increases from 4.6w to 5.1w; <text:s/>when the pi is receiving the power increases from 4.6w to 4.9w. Sending is consuming more power. When sending, the pi is generating message and sending actively, while receiving, it is listening passively, the generation and sending process may consume power and could be the reason for the difference.</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0T12:15:55.748535994</meta:creation-date>
    <meta:generator>LibreOffice/7.3.7.2$Linux_X86_64 LibreOffice_project/30$Build-2</meta:generator>
    <dc:date>2025-06-10T12:58:34.199058858</dc:date>
    <meta:editing-duration>PT1M34S</meta:editing-duration>
    <meta:editing-cycles>1</meta:editing-cycles>
    <meta:document-statistic meta:table-count="0" meta:image-count="0" meta:object-count="0" meta:page-count="1" meta:paragraph-count="5" meta:word-count="104" meta:character-count="623" meta:non-whitespace-character-count="523"/>
  </office:meta>
</office:document-meta>
</file>